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 Neue" svg:font-family="Helvetica Neue"/>
  </office:font-face-decls>
  <office:automatic-styles>
    <style:style style:name="P1" style:family="paragraph" style:parent-style-name="Standard">
      <style:paragraph-properties fo:margin-bottom="0.2222in"/>
      <style:text-properties style:font-name="Helvetica Neue" fo:font-size="18.0pt" fo:color="#16191c" fo:background-color="#f6f7f9"/>
    </style:style>
    <style:style style:name="P2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Helvetica Neue" fo:font-size="18.0pt" fo:color="#16191c" fo:background-color="#f6f7f9"/>
    </style:style>
    <style:style style:name="P3" style:family="paragraph" style:parent-style-name="Standard">
      <style:paragraph-properties fo:margin-bottom="0.2222in"/>
      <style:text-properties style:font-name="Helvetica Neue" fo:font-size="18.0pt" fo:color="#16191c"/>
    </style:style>
    <style:style style:name="P4" style:family="paragraph" style:parent-style-name="Standard">
      <style:paragraph-properties fo:margin-bottom="0.2222in"/>
      <style:text-properties style:font-name="Helvetica Neue" fo:font-size="18.0pt" fo:color="#fb0007" fo:background-color="#f6f7f9"/>
    </style:style>
    <style:style style:name="T1" style:family="text">
      <style:text-properties fo:letter-spacing="0.0000in"/>
    </style:style>
    <style:style style:name="T2" style:family="text">
      <style:text-properties fo:font-style="italic" fo:font-style-asian="italic" fo:font-style-complex="italic" fo:letter-spacing="0.0000in"/>
    </style:style>
    <style:style style:name="T3" style:family="text">
      <style:text-properties style:text-underline-style="solid" fo:letter-spacing="0.0000in"/>
    </style:style>
    <style:style style:name="T4" style:family="text">
      <style:text-properties fo:font-weight="bold" fo:font-weight-asian="bold" fo:font-weight-complex="bold" fo:letter-spacing="0.0000in"/>
    </style:style>
    <style:style style:name="T5" style:family="text">
      <style:text-properties fo:font-style="italic" fo:font-style-asian="italic" fo:font-style-complex="italic" fo:font-weight="bold" fo:font-weight-asian="bold" fo:font-weight-complex="bold" fo:letter-spacing="0.0000in"/>
    </style:style>
    <style:style style:name="T6" style:family="text">
      <style:text-properties fo:font-style="italic" fo:font-style-asian="italic" fo:font-style-complex="italic" style:text-underline-style="solid" fo:letter-spacing="0.0000in"/>
    </style:style>
    <style:style style:name="T7" style:family="text">
      <style:text-properties fo:letter-spacing="0.0000in" fo:background-color="transparent"/>
    </style:style>
    <style:style style:name="T8" style:family="text">
      <style:text-properties fo:letter-spacing="0.0000in" fo:color="#16191c"/>
    </style:style>
    <style:style style:name="T9" style:family="text">
      <style:text-properties fo:font-style="italic" fo:font-style-asian="italic" fo:font-style-complex="italic" style:text-underline-style="solid" style:text-underline-color="#fb0007" fo:letter-spacing="0.0000in"/>
    </style:style>
    <style:style style:name="T10" style:family="text">
      <style:text-properties style:text-underline-style="solid" style:text-underline-color="#fb0007" fo:letter-spacing="0.0000in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number text:level="1" style:num-format="1">
        <style:list-level-properties text:space-before="0.25in" text:min-label-width="0.25in"/>
      </text:list-level-style-number>
    </text:list-style>
    <text:list-style style:name="L2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Abbiamo per prima cosa ripreso il problema spettrale per le matrici di Markov, arrivando a mostrare un certo numero di risultati.</text:span></text:p>
      <text:list text:style-name="L1">
        <text:list-item>
          <text:p text:style-name="P2"><text:span text:style-name="T1">La distribuzione delle probabilità di occupare le varie configurazioni del sistema al tempo (discreto...) N tende, per N tendente ad infinito, alla distribuzione asintotica data dall'autovettore (convenientemente normalizzato) associato all'autovalore 1 della matrice di Markov (ricordate la linea di dimostrazione: siamo passati dalla espansione della probabilità al tempo 0 nella base degli autovettori).</text:span></text:p>
        </text:list-item>
        <text:list-item>
          <text:p text:style-name="P2"><text:span text:style-name="T1">Avevamo già verificato che la convergenza alla distribuzione dei equilibrio era più veloce per una matrice (processo) di Markov che per l'altra (ricordate? avevamo dato due regole del gioco e dunque due diversi processi...). Abbiamo capito perché: </text:span><text:span text:style-name="T2">la convergenza all'equilibrio è controllata dall'autovalore diverso da 1 più vicino in modulo a 1</text:span><text:span text:style-name="T1">.</text:span></text:p>
        </text:list-item>
        <text:list-item>
          <text:p text:style-name="P2"><text:span text:style-name="T1">In realtà la osservazione al punto 2 sembra essere messa in crisi dal caso del </text:span><text:span text:style-name="T3">processo di Ehrenfest</text:span><text:span text:style-name="T2">: ne abbiamo calcolato la matrice di Markov e abbiamo trovato l'autovalore -1</text:span><text:span text:style-name="T1">. Notiamo che questo non è contradditorio rispetto a quanto avevamo dimostrato: gli autovalori che non sono 1 sono in modulo </text:span><text:span text:style-name="T2">minori o uguali a 1</text:span><text:span text:style-name="T1">. Il problema è che sembrerebbe che la convergenza alla distribuzione di equilibrio sia impedita dal contributo di questo autovalore (che è oscillante). </text:span><text:span text:style-name="T4">Vi ho invitato a trovare la soluzione del problema...</text:span></text:p>
        </text:list-item>
        <text:list-item>
          <text:p text:style-name="P2"><text:span text:style-name="T1">Facciamo comunque notare che l'autovettore corrispondente all'autovalore 1 è consistente con la distribuzione di equilibrio che avevamo determinato per altra via (funzione generatrice ...). In più, se proviamo a determinare le frequenze con cui sono visitate le diverse configurazioni, esse risultano consistenti con la distribuzione di equilibrio (che dunque è buona!). Provate a verificarlo ancora! </text:span></text:p>
        </text:list-item>
      </text:list>
      <text:p text:style-name="P3"><text:span text:style-name="T1"/></text:p>
      <text:p text:style-name="P1"><text:span text:style-name="T1">Siamo poi tornati a considerare gli esperimenti sulla percolazione (a partire da uno spazio di lavoro che già conteneva i dati cui eravamo interessati, quello stesso che trovate fra il materiale accluso a questa pagina). Eravamo in particolare interessati a concentrarci su un aspetto che nel contesto delle nostre simulazioni ci interessa in modo particolare: </text:span><text:span text:style-name="T2">ad ogni risultato dobbiamo essere in grado di associare un </text:span><text:span text:style-name="T5">errore</text:span><text:span text:style-name="T2">, che ci dia una misura dell'attendibilità di quanto abbiamo determinato</text:span><text:span text:style-name="T1">. Il nostro risultato non sarà in generale </text:span><text:span text:style-name="T6">il</text:span><text:span text:style-name="T1"> risultato (esatto): ci interessa piuttosto dire in quale intervallo dobbiamo pensare che il risultato (esatto) possa cadere. In questo senso parliamo di un </text:span><text:span text:style-name="T4">valore centrale</text:span><text:span text:style-name="T1"> e di un </text:span><text:span text:style-name="T4">errore</text:span><text:span text:style-name="T1">.</text:span></text:p>
      <text:p text:style-name="P1"><text:span text:style-name="T1">Prendendo (come dobbiamo ammettere...) qualche curva un poco stretta, abbiamo visto un esempio di quanto appena detto. Se, su un reticolo di taglia fissata e per una probabilità di colorazione dei siti fissata, abbiamo confrontato la probabilità di percolazione LR (L</text:span><text:span text:style-name="T2">eft to Right</text:span><text:span text:style-name="T1">) e TB (</text:span><text:span text:style-name="T2">Top to Bottom</text:span><text:span text:style-name="T1">). Ci aspetteremmo che la nostra determinazione di tramite il calcolo di frequenze ci restituisca per queste due probabilità lo stesso risultato. In realtà il quadro concettuale è un poco più complicato, cosa che possiamo ricapitolare soffermandoci su ogni passaggio:</text:span></text:p>
      <text:list text:style-name="L1">
        <text:list-item>
          <text:p text:style-name="P2"><text:span text:style-name="T1">abbiamo dimostrato (richiamato...) che la probabilità di un dato evento equivale al valor medio della sua variabile caratteristica;</text:span></text:p>
        </text:list-item>
        <text:list-item>
          <text:p text:style-name="P2"><text:span text:style-name="T1">dalla legge dei grandi numeri discende che la frequenza di realizzazione dell'evento, che calcoliamo come media aritmetica della variabile caratteristica (anche se di solito non lo raccontiamo così,,,) , converge in probabilità alla probabilità dell'evento;</text:span></text:p>
        </text:list-item>
        <text:list-item>
          <text:p text:style-name="P2"><text:span text:style-name="T1">non abbiamo ragione di attenderci una asimmetria (direzione orizzontale vs direzione verticale) nel nostro problema della percolazione, per cui ci attendiamo che le probabilità di percolazione LR e TB siano uguali, MA le frequenze che calcoliamo non sono la stessa;</text:span></text:p>
        </text:list-item>
        <text:list-item>
          <text:p text:style-name="P2"><text:span text:style-name="T1">d'altronde esperimenti numerici diversi non ci restituiscono mai gli stessi risultati...</text:span></text:p>
        </text:list-item>
      </text:list>
      <text:p text:style-name="P1"><text:span text:style-name="T1">Tutto questo è perfettamente comprensibile se assumiamo il punto di vista enunciato sopra: </text:span><text:span text:style-name="T6">i risultati che ci aspettiamo uguali</text:span><text:span text:style-name="T1"><text:s/>(calcolo delle probabilità LR e TB, risultati per ognuna di esse in esperimenti successivi, ...) </text:span><text:span text:style-name="T6">sono compatibili entro l'errore che assegnamo loro</text:span><text:span text:style-name="T1">.</text:span><text:span text:style-name="T7"><text:line-break/><text:line-break/></text:span><text:span text:style-name="T1">La curva davvero un poco stretta è stata nella determinazione dell'errore, che abbiamo iniziato a calcolare nel seguente modo: a</text:span><text:span text:style-name="T3">bbiamo calcolato la </text:span><text:span text:style-name="T6">std</text:span><text:span text:style-name="T3"> delle variabili caratteristiche</text:span><text:span text:style-name="T1"><text:s/>(così come la sa calcolare Matlab: abbiamo cioè usato la </text:span><text:span text:style-name="T2">funzione std</text:span><text:span text:style-name="T1">) </text:span><text:span text:style-name="T3">e abbiamo diviso questo risultato per la radice quadrata del numero di esperimenti effettuati</text:span><text:span text:style-name="T1">. Questo è quantomeno consistente con il risultato che abbiamo dimostrato: </text:span><text:span text:style-name="T2">la varianza della media aritmetica è pari alla varianza della variabile che osserviamo divisa per il numero di osservazioni</text:span><text:span text:style-name="T1">. Il fatto che abbiamo preso la radice quadrata (abbiamo utilizzato </text:span><text:span text:style-name="T2">std e NON var</text:span><text:span text:style-name="T1">) è intuitivamente giustificabile da considerazioni dimensionali: la varianza di una lunghezza è una lunghezza al quadrato ... non può funzionare come errore! Rimane da giustificare:</text:span></text:p>
      <text:list text:style-name="L1">
        <text:list-item>
          <text:p text:style-name="P2"><text:span text:style-name="T1">in che senso la funzione di Matlab fa al caso nostro per il calcolo della varianza (nel nostro caso, la varianza della variabile caratteristica)?</text:span></text:p>
        </text:list-item>
        <text:list-item>
          <text:p text:style-name="P2"><text:span text:style-name="T1">perché mai lo scarto quadratico medio è una misura affidabile dell'errore che vogliamo determinare?</text:span></text:p>
        </text:list-item>
      </text:list>
      <text:p text:style-name="P1"><text:span text:style-name="T1">Le risposte sono state ricavate in modo semplice (si potrebbe dire molto di più!), ma corretto:</text:span></text:p>
      <text:list text:style-name="L1">
        <text:list-item>
          <text:p text:style-name="P2"><text:span text:style-name="T1">abbiamo imparato a </text:span><text:span text:style-name="T4">STIMARE</text:span><text:span text:style-name="T1"><text:s/>i parametri di una distribuzione incognita;</text:span></text:p>
        </text:list-item>
        <text:list-item>
          <text:p text:style-name="P2"><text:span text:style-name="T1">il </text:span><text:span text:style-name="T4">TEOREMA LIMITE CENTRALE</text:span><text:span text:style-name="T1"><text:s/>ci dice che la media aritmetica (per un numero di osservazioni sufficientemente alto) è distribuita come una </text:span><text:span text:style-name="T2">gaussiana</text:span><text:span text:style-name="T1">.</text:span></text:p>
        </text:list-item>
      </text:list>
      <text:p text:style-name="P4"><text:span text:style-name="T8">Richiamiamo che il </text:span><text:span text:style-name="T5">teorema limite centrale</text:span><text:span text:style-name="T8">, che ci dice come </text:span><text:span text:style-name="T9">la somma di variabili aleatorie assume per grande numerosità dell'insieme su cui sommiamo natura gaussiana</text:span><text:span text:style-name="T8">. Ci siamo resi conti della grande utilità pratica di questo risultato:</text:span></text:p>
      <text:list text:style-name="L2">
        <text:list-item>
          <text:p text:style-name="P2"><text:span text:style-name="T1">Non solo la varianza della media aritmetica è inversamente proporzionale alla cardinalità del campione su cui mediamo (le nostre osservazioni e/o misure),</text:span></text:p>
        </text:list-item>
        <text:list-item>
          <text:p text:style-name="P2"><text:span text:style-name="T1">ma per un numero sufficientemente grande di osservazioni, la media aritmetica è distribuita gaussianamente, e dunque </text:span><text:span text:style-name="T10">la stima della </text:span><text:span text:style-name="T9">deviazione standard</text:span><text:span text:style-name="T10"> ci fornisce limiti molto stringenti</text:span><text:span text:style-name="T1">. Ricordate, per intenderci, la famosa </text:span><text:span text:style-name="T2">regole dei tre sigma</text:span><text:span text:style-name="T1">.</text:span></text:p>
        </text:list-item>
      </text:list>
      <text:p text:style-name="P1"><text:span text:style-name="T1">Seguendo questo percorso concettuale, l'attesa che i valori delle probabilità di percolazione LR e TB fossero COMPATIBILI ENTRO GLI ERRORI è stata giustificata. 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2</meta:generator>
  </office:meta>
</office:document-meta>
</file>